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71.26pt"/>
    </style:style>
    <style:style style:name="co15" style:family="table-column">
      <style:table-column-properties fo:break-before="auto" style:column-width="109.84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fo:color="#cc0000" fo:font-weight="bold" style:font-weight-asian="bold" style:font-weight-complex="bold"/>
    </style:style>
    <style:style style:name="ce16" style:family="table-cell" style:parent-style-name="Default">
      <style:text-properties fo:color="#007826" fo:font-weight="bold" style:font-weight-asian="bold" style:font-weight-complex="bold"/>
    </style:style>
    <style:style style:name="ce17" style:family="table-cell" style:parent-style-name="Default">
      <style:text-properties fo:color="#990000" fo:font-weight="bold" style:font-weight-asian="bold" style:font-weight-complex="bold"/>
    </style:style>
    <style:style style:name="ce1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006600" fo:font-weight="bold" style:font-weight-asian="bold" style:font-weight-complex="bold"/>
    </style:style>
    <style:style style:name="ce20" style:family="table-cell" style:parent-style-name="Default">
      <style:text-properties fo:color="#009933" fo:font-weight="bold" style:font-weight-asian="bold" style:font-weight-complex="bold"/>
    </style:style>
    <style:style style:name="ce2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style:font-name="Liberation Sans" fo:font-weight="bold" style:font-weight-asian="bold" style:font-weight-complex="bold"/>
    </style:style>
    <style:style style:name="ce2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61">
      <style:text-properties fo:font-weight="bold" style:font-weight-asian="bold" style:font-weight-complex="bold"/>
    </style:style>
    <style:style style:name="ce27" style:family="table-cell" style:parent-style-name="Default">
      <style:text-properties style:font-name="Liberation Sans" fo:font-size="10pt" style:font-size-asian="10pt" style:font-size-complex="10pt"/>
    </style:style>
    <style:style style:name="ce28" style:family="table-cell" style:parent-style-name="Default">
      <style:text-properties fo:color="#800000"/>
    </style:style>
    <style:style style:name="ce29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30" style:family="table-cell" style:parent-style-name="Default" style:data-style-name="N61">
      <style:text-properties fo:color="#009933"/>
    </style:style>
    <style:style style:name="ce31" style:family="table-cell" style:parent-style-name="Default">
      <style:text-properties fo:color="#990000" fo:font-weight="normal" style:font-weight-asian="normal" style:font-weight-complex="normal"/>
    </style:style>
    <style:style style:name="ce32" style:family="table-cell" style:parent-style-name="Default">
      <style:text-properties fo:color="#800000" fo:font-weight="normal" style:font-weight-asian="normal" style:font-weight-complex="normal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5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36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7" style:family="table-cell" style:parent-style-name="Default" style:data-style-name="N122"/>
    <style:style style:name="ce38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39" style:family="table-cell" style:parent-style-name="Default" style:data-style-name="N61">
      <style:table-cell-properties fo:background-color="transparent"/>
    </style:style>
    <style:style style:name="ce40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43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4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  <style:style style:name="ce45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7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0"/>
          <table:table-cell table:style-name="ce13"/>
          <table:table-cell table:style-name="ce21"/>
          <table:table-cell table:style-name="ce13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21"/>
          <table:table-cell table:style-name="ce13"/>
          <table:table-cell table:number-columns-repeated="9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" office:value-type="string" calcext:value-type="string">
            <text:p>Rothstein experiment [SI]</text:p>
          </table:table-cell>
          <table:table-cell table:style-name="ce21"/>
          <table:table-cell table:style-name="ce13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" office:value-type="string" calcext:value-type="string">
            <text:p>Rothstein – ok</text:p>
          </table:table-cell>
          <table:table-cell table:style-name="ce41" office:value-type="string" calcext:value-type="string">
            <text:p>test</text:p>
          </table:table-cell>
          <table:table-cell table:style-name="ce41"/>
          <table:table-cell table:style-name="ce13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3"/>
          <table:table-cell table:style-name="ce21"/>
          <table:table-cell table:style-name="ce13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office:value-type="string" calcext:value-type="string">
            <text:p>dp [Pa]</text:p>
          </table:table-cell>
          <table:table-cell table:style-name="ce22" table:formula="of:=12*[Sheet1.L15]*[Sheet1.L18]*[Sheet1.L8]*[Sheet1.L9]/([Sheet1.L17]*[Sheet1.L17])" office:value-type="float" office:value="553.63321799308" calcext:value-type="float">
            <text:p>553.6332179931</text:p>
          </table:table-cell>
          <table:table-cell table:style-name="ce13"/>
          <table:table-cell table:style-name="ce28" office:value-type="string" calcext:value-type="string">
            <text:p>dp </text:p>
          </table:table-cell>
          <table:table-cell table:formula="of:=12*[Sheet1.O15]*[Sheet1.O18]*[Sheet1.O8]*[Sheet1.O9]/([Sheet1.O17]*[Sheet1.O17])" office:value-type="float" office:value="0.000799993404922149" calcext:value-type="float">
            <text:p>0.0007999934</text:p>
          </table:table-cell>
          <table:table-cell table:style-name="ce28" office:value-type="string" calcext:value-type="string">
            <text:p>dp </text:p>
          </table:table-cell>
          <table:table-cell table:style-name="ce37" table:formula="of:=12*[Sheet1.Q15]*[Sheet1.Q18]*[Sheet1.Q8]*[Sheet1.Q9]/([Sheet1.Q17]*[Sheet1.Q17])" office:value-type="float" office:value="0.00000416853246488907" calcext:value-type="float">
            <text:p>0.0000042</text:p>
          </table:table-cell>
          <table:table-cell table:style-name="ce37" table:formula="of:=12*[Sheet1.R15]*[Sheet1.R18]*[Sheet1.R8]*[Sheet1.R9]/([Sheet1.R17]*[Sheet1.R17])" office:value-type="float" office:value="0.00000416853246488907" calcext:value-type="float">
            <text:p>0.0000042</text:p>
          </table:table-cell>
          <table:table-cell table:style-name="ce28" office:value-type="string" calcext:value-type="string">
            <text:p>dp </text:p>
          </table:table-cell>
          <table:table-cell table:style-name="ce37" table:formula="of:=12*[Sheet1.T15]*[Sheet1.T18]*[Sheet1.T8]*[Sheet1.T9]/([Sheet1.T17]*[Sheet1.T17])" office:value-type="float" office:value="0.013339303887645" calcext:value-type="float">
            <text:p>0.0133393</text:p>
          </table:table-cell>
          <table:table-cell table:style-name="ce37" table:formula="of:=12*[Sheet1.U15]*[Sheet1.U18]*[Sheet1.U8]*[Sheet1.U9]/([Sheet1.U17]*[Sheet1.U17])" office:value-type="float" office:value="0.00013339303887645" calcext:value-type="float">
            <text:p>0.0001334</text:p>
          </table:table-cell>
          <table:table-cell table:style-name="ce37" table:formula="of:=12*[Sheet1.V15]*[Sheet1.V18]*[Sheet1.V8]*[Sheet1.V9]/([Sheet1.V17]*[Sheet1.V17])" office:value-type="float" office:value="0.00013339303887645" calcext:value-type="float">
            <text:p>0.00013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Sheet1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Sheet1.I17]/2" office:value-type="float" office:value="4.5" calcext:value-type="float">
            <text:p>4.5</text:p>
          </table:table-cell>
          <table:table-cell/>
          <table:table-cell table:style-name="ce15"/>
          <table:table-cell table:style-name="ce21"/>
          <table:table-cell table:style-name="ce13"/>
          <table:table-cell table:style-name="ce6"/>
          <table:table-cell/>
          <table:table-cell table:style-name="ce6"/>
          <table:table-cell table:style-name="ce37" table:number-columns-repeated="2"/>
          <table:table-cell table:style-name="ce6"/>
          <table:table-cell table:style-name="ce37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6" office:value-type="string" calcext:value-type="string">
            <text:p>rho_air [kg/m3]</text:p>
          </table:table-cell>
          <table:table-cell table:style-name="ce21" office:value-type="float" office:value="1.22" calcext:value-type="float">
            <text:p>1.22</text:p>
          </table:table-cell>
          <table:table-cell table:style-name="ce13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0.000122" calcext:value-type="float">
            <text:p>1.22E-04</text:p>
          </table:table-cell>
          <table:table-cell table:style-name="ce1" office:value-type="string" calcext:value-type="string">
            <text:p>rho_air</text:p>
          </table:table-cell>
          <table:table-cell table:style-name="ce5" table:formula="of:=[Sheet1.T8]/[Sheet1.$L$29]" office:value-type="float" office:value="0.0122" calcext:value-type="float">
            <text:p>1.22E-02</text:p>
          </table:table-cell>
          <table:table-cell table:style-name="ce5" table:formula="of:=[Sheet1.U8]/[Sheet1.$L$29]" office:value-type="float" office:value="0.00122" calcext:value-type="float">
            <text:p>1.22E-03</text:p>
          </table:table-cell>
          <table:table-cell table:style-name="ce5" table:formula="of:=[Sheet1.V8]/[Sheet1.$L$29]" office:value-type="float" office:value="0.00122" calcext:value-type="float">
            <text:p>1.22E-03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ho_water [kg/m3]</text:p>
          </table:table-cell>
          <table:table-cell table:style-name="ce21" office:value-type="float" office:value="1000" calcext:value-type="float">
            <text:p>1000</text:p>
          </table:table-cell>
          <table:table-cell table:style-name="ce13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0.1" calcext:value-type="float">
            <text:p>1.00E-01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10" calcext:value-type="float">
            <text:p>1.00E+01</text:p>
          </table:table-cell>
          <table:table-cell table:number-columns-repeated="2" table:style-name="ce5" office:value-type="float" office:value="1" calcext:value-type="float">
            <text:p>1.00E+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6" office:value-type="string" calcext:value-type="string">
            <text:p>L [m]</text:p>
          </table:table-cell>
          <table:table-cell table:style-name="ce21" office:value-type="float" office:value="0.05" calcext:value-type="float">
            <text:p>0.05</text:p>
          </table:table-cell>
          <table:table-cell table:style-name="ce13"/>
          <table:table-cell table:style-name="ce1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number-columns-repeated="3" table:style-name="ce5" office:value-type="float" office:value="1024" calcext:value-type="float">
            <text:p>1.02E+03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Sheet1.F18]*[Sheet1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Sheet1.I18]*[Sheet1.I8]" office:value-type="float" office:value="0.166666666666667" calcext:value-type="float">
            <text:p>0.1666666667</text:p>
          </table:table-cell>
          <table:table-cell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tau_water</text:p>
          </table:table-cell>
          <table:table-cell table:style-name="ce21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water</text:p>
          </table:table-cell>
          <table:table-cell table:formula="of:=3*[Sheet1.O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heet1.Q18]+0.5" office:value-type="float" office:value="2" calcext:value-type="float">
            <text:p>2.00E+00</text:p>
          </table:table-cell>
          <table:table-cell table:style-name="ce5" table:formula="of:=3*[Sheet1.R18]+0.5" office:value-type="float" office:value="2" calcext:value-type="float">
            <text:p>2.00E+00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heet1.T18]+0.5" office:value-type="float" office:value="3.5" calcext:value-type="float">
            <text:p>3.50E+00</text:p>
          </table:table-cell>
          <table:table-cell table:style-name="ce5" table:formula="of:=3*[Sheet1.U18]+0.5" office:value-type="float" office:value="3.5" calcext:value-type="float">
            <text:p>3.50E+00</text:p>
          </table:table-cell>
          <table:table-cell table:style-name="ce5" table:formula="of:=3*[Sheet1.V18]+0.5" office:value-type="float" office:value="3.5" calcext:value-type="float">
            <text:p>3.50E+0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tau_air</text:p>
          </table:table-cell>
          <table:table-cell table:style-name="ce21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air</text:p>
          </table:table-cell>
          <table:table-cell table:formula="of:=3*[Sheet1.O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heet1.Q19]+0.5" office:value-type="float" office:value="2" calcext:value-type="float">
            <text:p>2.00E+00</text:p>
          </table:table-cell>
          <table:table-cell table:style-name="ce5" table:formula="of:=3*[Sheet1.R19]+0.5" office:value-type="float" office:value="2" calcext:value-type="float">
            <text:p>2.00E+00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heet1.T19]+0.5" office:value-type="float" office:value="45.5" calcext:value-type="float">
            <text:p>4.55E+01</text:p>
          </table:table-cell>
          <table:table-cell table:style-name="ce5" table:formula="of:=3*[Sheet1.U19]+0.5" office:value-type="float" office:value="45.5" calcext:value-type="float">
            <text:p>4.55E+01</text:p>
          </table:table-cell>
          <table:table-cell table:style-name="ce5" table:formula="of:=3*[Sheet1.V19]+0.5" office:value-type="float" office:value="45.5" calcext:value-type="float">
            <text:p>4.55E+01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3"/>
          <table:table-cell table:style-name="ce21"/>
          <table:table-cell table:style-name="ce13"/>
          <table:table-cell table:number-columns-repeated="3"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1"/>
          <table:table-cell table:style-name="ce13"/>
          <table:table-cell table:number-columns-repeated="3"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st inlet profile</text:p>
          </table:table-cell>
          <table:table-cell table:style-name="ce7" office:value-type="string" calcext:value-type="string">
            <text:p>u_const</text:p>
          </table:table-cell>
          <table:table-cell table:formula="of:=[Sheet1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const</text:p>
          </table:table-cell>
          <table:table-cell table:formula="of:=[Sheet1.I16]*2/3" office:value-type="float" office:value="0.031640625" calcext:value-type="float">
            <text:p>0.031640625</text:p>
          </table:table-cell>
          <table:table-cell/>
          <table:table-cell table:style-name="ce17" office:value-type="string" calcext:value-type="string">
            <text:p>u_const</text:p>
          </table:table-cell>
          <table:table-cell table:style-name="ce22" table:formula="of:=[Sheet1.L16]*2/3" office:value-type="float" office:value="0.00666666666666667" calcext:value-type="float">
            <text:p>0.0066666667</text:p>
          </table:table-cell>
          <table:table-cell table:style-name="ce13"/>
          <table:table-cell table:style-name="ce7" office:value-type="string" calcext:value-type="string">
            <text:p>u_const</text:p>
          </table:table-cell>
          <table:table-cell table:formula="of:=[Sheet1.O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const</text:p>
          </table:table-cell>
          <table:table-cell table:style-name="ce5" table:formula="of:=[Sheet1.Q16]*2/3" office:value-type="float" office:value="0.000392156862745098" calcext:value-type="float">
            <text:p>3.92E-04</text:p>
          </table:table-cell>
          <table:table-cell table:style-name="ce5" table:formula="of:=[Sheet1.R16]*2/3" office:value-type="float" office:value="0.000392156862745098" calcext:value-type="float">
            <text:p>3.92E-04</text:p>
          </table:table-cell>
          <table:table-cell table:style-name="ce7" office:value-type="string" calcext:value-type="string">
            <text:p>u_const</text:p>
          </table:table-cell>
          <table:table-cell table:style-name="ce5" table:formula="of:=[Sheet1.T16]*2/3" office:value-type="float" office:value="0.000784313725490196" calcext:value-type="float">
            <text:p>7.84E-04</text:p>
          </table:table-cell>
          <table:table-cell table:style-name="ce5" table:formula="of:=[Sheet1.U16]*2/3" office:value-type="float" office:value="0.0000784313725490196" calcext:value-type="float">
            <text:p>7.84E-05</text:p>
          </table:table-cell>
          <table:table-cell table:style-name="ce5" table:formula="of:=[Sheet1.V16]*2/3" office:value-type="float" office:value="0.0000784313725490196" calcext:value-type="float">
            <text:p>7.84E-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Sheet1.F5]*[Sheet1.F6]*[Sheet1.F6]/(2*[Sheet1.F10]*[Sheet1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Sheet1.I5]*[Sheet1.I6]*[Sheet1.I6]/(2*[Sheet1.I10]*[Sheet1.I9])" office:value-type="float" office:value="0.0474609375" calcext:value-type="float">
            <text:p>0.0474609375</text:p>
          </table:table-cell>
          <table:table-cell/>
          <table:table-cell table:style-name="ce15" office:value-type="string" calcext:value-type="string">
            <text:p>u_max</text:p>
          </table:table-cell>
          <table:table-cell table:style-name="ce22" table:formula="of:=[Sheet1.L23]*[Sheet1.L18]/[Sheet1.L17]" office:value-type="float" office:value="0.01" calcext:value-type="float">
            <text:p>0.01</text:p>
          </table:table-cell>
          <table:table-cell table:style-name="ce13"/>
          <table:table-cell table:style-name="ce6" office:value-type="string" calcext:value-type="string">
            <text:p>u_max</text:p>
          </table:table-cell>
          <table:table-cell table:formula="of:=[Sheet1.O23]*[Sheet1.O18]/[Sheet1.O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heet1.Q23]*[Sheet1.Q18]/[Sheet1.Q17]" office:value-type="float" office:value="0.000588235294117647" calcext:value-type="float">
            <text:p>5.88E-04</text:p>
          </table:table-cell>
          <table:table-cell table:style-name="ce5" table:formula="of:=[Sheet1.R23]*[Sheet1.R18]/[Sheet1.R17]" office:value-type="float" office:value="0.000588235294117647" calcext:value-type="float">
            <text:p>5.88E-04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heet1.T23]*[Sheet1.T18]/[Sheet1.T17]" office:value-type="float" office:value="0.00117647058823529" calcext:value-type="float">
            <text:p>1.18E-03</text:p>
          </table:table-cell>
          <table:table-cell table:style-name="ce5" table:formula="of:=[Sheet1.U23]*[Sheet1.U18]/[Sheet1.U17]" office:value-type="float" office:value="0.000117647058823529" calcext:value-type="float">
            <text:p>1.18E-04</text:p>
          </table:table-cell>
          <table:table-cell table:style-name="ce5" table:formula="of:=[Sheet1.V23]*[Sheet1.V18]/[Sheet1.V17]" office:value-type="float" office:value="0.000117647058823529" calcext:value-type="float">
            <text:p>1.18E-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d [m]</text:p>
          </table:table-cell>
          <table:table-cell table:style-name="ce21" table:formula="of:=85*0.000001" office:value-type="float" office:value="0.000085" calcext:value-type="float">
            <text:p>0.000085</text:p>
          </table:table-cell>
          <table:table-cell table:style-name="ce13"/>
          <table:table-cell table:style-name="ce1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5" office:value-type="float" office:value="85" calcext:value-type="float">
            <text:p>8.50E+01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85" calcext:value-type="float">
            <text:p>8.50E+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Sheet1.I11]-0.5)/3" office:value-type="float" office:value="0.166666666666667" calcext:value-type="float">
            <text:p>0.1666666667</text:p>
          </table:table-cell>
          <table:table-cell/>
          <table:table-cell table:style-name="ce16" office:value-type="string" calcext:value-type="string">
            <text:p>v_water [m2/s]</text:p>
          </table:table-cell>
          <table:table-cell table:style-name="ce23" table:formula="of:=0.000001" office:value-type="float" office:value="0.000001" calcext:value-type="float">
            <text:p>1.00E-06</text:p>
          </table:table-cell>
          <table:table-cell table:style-name="ce13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2" table:style-name="ce5" office:value-type="float" office:value="0.5" calcext:value-type="float">
            <text:p>5.00E-01</text:p>
          </table:table-cell>
          <table:table-cell table:style-name="ce1" office:value-type="string" calcext:value-type="string">
            <text:p>v_water</text:p>
          </table:table-cell>
          <table:table-cell table:number-columns-repeated="3" table:style-name="ce5" office:value-type="float" office:value="1" calcext:value-type="float">
            <text:p>1.00E+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Sheet1.I12]-0.5)/3" office:value-type="float" office:value="0.25" calcext:value-type="float">
            <text:p>0.25</text:p>
          </table:table-cell>
          <table:table-cell/>
          <table:table-cell table:style-name="ce18" office:value-type="string" calcext:value-type="string">
            <text:p>v_air [m2/s]</text:p>
          </table:table-cell>
          <table:table-cell table:style-name="ce24" table:formula="of:=0.000001*15" office:value-type="float" office:value="0.000015" calcext:value-type="float">
            <text:p>1.50E-05</text:p>
          </table:table-cell>
          <table:table-cell table:style-name="ce13"/>
          <table:table-cell table:style-name="ce29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v_air</text:p>
          </table:table-cell>
          <table:table-cell table:number-columns-repeated="2" table:style-name="ce38" office:value-type="float" office:value="0.5" calcext:value-type="float">
            <text:p>5.00E-01</text:p>
          </table:table-cell>
          <table:table-cell table:style-name="ce42" office:value-type="string" calcext:value-type="string">
            <text:p>v_air</text:p>
          </table:table-cell>
          <table:table-cell table:style-name="ce40" table:formula="of:=[Sheet1.T18]/[Sheet1.$L$28]" office:value-type="float" office:value="15" calcext:value-type="float">
            <text:p>1.50E+01</text:p>
          </table:table-cell>
          <table:table-cell table:style-name="ce40" table:formula="of:=[Sheet1.U18]/[Sheet1.$L$28]" office:value-type="float" office:value="15" calcext:value-type="float">
            <text:p>1.50E+01</text:p>
          </table:table-cell>
          <table:table-cell table:style-name="ce40" table:formula="of:=[Sheet1.V18]/[Sheet1.$L$28]" office:value-type="float" office:value="15" calcext:value-type="float">
            <text:p>1.50E+01</text:p>
          </table:table-cell>
        </table:table-row>
        <table:table-row table:style-name="ro1">
          <table:table-cell table:number-columns-repeated="10"/>
          <table:table-cell table:style-name="ce13"/>
          <table:table-cell table:style-name="ce21"/>
          <table:table-cell table:style-name="ce13"/>
          <table:table-cell table:number-columns-repeated="3"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9" office:value-type="string" calcext:value-type="string">
            <text:p>Surf tension [N/m2]</text:p>
          </table:table-cell>
          <table:table-cell table:style-name="ce25" table:formula="of:=7.28*0.01" office:value-type="float" office:value="0.0728" calcext:value-type="float">
            <text:p>0.0728</text:p>
          </table:table-cell>
          <table:table-cell table:style-name="ce13"/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number-columns-repeated="2" table:style-name="ce5" office:value-type="float" office:value="0.01" calcext:value-type="float">
            <text:p>1.00E-02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office:value-type="float" office:value="0.01007" calcext:value-type="float">
            <text:p>1.01E-02</text:p>
          </table:table-cell>
          <table:table-cell table:style-name="ce5" office:value-type="float" office:value="0.0253" calcext:value-type="float">
            <text:p>2.53E-02</text:p>
          </table:table-cell>
        </table:table-row>
        <table:table-row table:style-name="ro1">
          <table:table-cell table:number-columns-repeated="10"/>
          <table:table-cell table:style-name="ce13"/>
          <table:table-cell table:style-name="ce21"/>
          <table:table-cell table:style-name="ce13"/>
          <table:table-cell table:number-columns-repeated="3"/>
          <table:table-cell table:style-name="ce39" table:number-columns-repeated="2"/>
          <table:table-cell/>
          <table:table-cell table:style-name="ce39"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Sheet1.F16]*[Sheet1.F17]/[Sheet1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Sheet1.I16]*[Sheet1.I17]/[Sheet1.I18]" office:value-type="float" office:value="2.562890625" calcext:value-type="float">
            <text:p>2.562890625</text:p>
          </table:table-cell>
          <table:table-cell/>
          <table:table-cell table:style-name="ce20" office:value-type="string" calcext:value-type="string">
            <text:p>Re</text:p>
          </table:table-cell>
          <table:table-cell table:style-name="ce24" office:value-type="float" office:value="0.85" calcext:value-type="float">
            <text:p>8.50E-01</text:p>
          </table:table-cell>
          <table:table-cell table:style-name="ce26"/>
          <table:table-cell table:style-name="ce30" office:value-type="string" calcext:value-type="string">
            <text:p>Re</text:p>
          </table:table-cell>
          <table:table-cell table:style-name="ce5" office:value-type="float" office:value="2.56289" calcext:value-type="float">
            <text:p>2.56E+00</text:p>
          </table:table-cell>
          <table:table-cell table:style-name="ce36" office:value-type="string" calcext:value-type="string">
            <text:p>Re</text:p>
          </table:table-cell>
          <table:table-cell table:number-columns-repeated="2" table:style-name="ce40" office:value-type="float" office:value="0.1" calcext:value-type="float">
            <text:p>1.00E-01</text:p>
          </table:table-cell>
          <table:table-cell table:style-name="ce36" office:value-type="string" calcext:value-type="string">
            <text:p>Re</text:p>
          </table:table-cell>
          <table:table-cell table:style-name="ce40" office:value-type="float" office:value="0.1" calcext:value-type="float">
            <text:p>1.00E-01</text:p>
          </table:table-cell>
          <table:table-cell table:number-columns-repeated="2" table:style-name="ce40" office:value-type="float" office:value="0.01" calcext:value-type="float">
            <text:p>1.00E-02</text:p>
          </table:table-cell>
        </table:table-row>
        <table:table-row table:style-name="ro1">
          <table:table-cell table:number-columns-repeated="8"/>
          <table:table-cell table:style-name="ce11" table:formula="of:=[Sheet1.I8]*[Sheet1.I16]*[Sheet1.I16]*[Sheet1.I17]/[Sheet1.I21]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We</text:p>
          </table:table-cell>
          <table:table-cell table:style-name="ce24" table:formula="of:=[Sheet1.L8]*[Sheet1.L16]*[Sheet1.L16]*[Sheet1.L17]/[Sheet1.L21]" office:value-type="float" office:value="0.000116758241758242" calcext:value-type="float">
            <text:p>1.17E-04</text:p>
          </table:table-cell>
          <table:table-cell table:style-name="ce24"/>
          <table:table-cell table:style-name="ce31" office:value-type="string" calcext:value-type="string">
            <text:p>We</text:p>
          </table:table-cell>
          <table:table-cell table:style-name="ce24" table:formula="of:=[Sheet1.O8]*[Sheet1.O16]*[Sheet1.O16]*[Sheet1.O17]/[Sheet1.O21]" office:value-type="float" office:value="40.5453864503943" calcext:value-type="float">
            <text:p>4.05E+01</text:p>
          </table:table-cell>
          <table:table-cell table:style-name="ce31" office:value-type="string" calcext:value-type="string">
            <text:p>We</text:p>
          </table:table-cell>
          <table:table-cell table:style-name="ce24" table:formula="of:=[Sheet1.Q8]*[Sheet1.Q16]*[Sheet1.Q16]*[Sheet1.Q17]/[Sheet1.Q21]" office:value-type="float" office:value="0.000294117647058824" calcext:value-type="float">
            <text:p>2.94E-04</text:p>
          </table:table-cell>
          <table:table-cell table:style-name="ce24" table:formula="of:=[Sheet1.R8]*[Sheet1.R16]*[Sheet1.R16]*[Sheet1.R17]/[Sheet1.R21]" office:value-type="float" office:value="0.000294117647058824" calcext:value-type="float">
            <text:p>2.94E-04</text:p>
          </table:table-cell>
          <table:table-cell table:style-name="ce31" office:value-type="string" calcext:value-type="string">
            <text:p>We</text:p>
          </table:table-cell>
          <table:table-cell table:style-name="ce24" table:formula="of:=[Sheet1.T8]*[Sheet1.T16]*[Sheet1.T16]*[Sheet1.T17]/[Sheet1.T21]" office:value-type="float" office:value="23.5294117647059" calcext:value-type="float">
            <text:p>2.35E+01</text:p>
          </table:table-cell>
          <table:table-cell table:style-name="ce24" table:formula="of:=[Sheet1.U8]*[Sheet1.U16]*[Sheet1.U16]*[Sheet1.U17]/[Sheet1.U21]" office:value-type="float" office:value="0.000116829254045213" calcext:value-type="float">
            <text:p>1.17E-04</text:p>
          </table:table-cell>
          <table:table-cell table:style-name="ce24" table:formula="of:=[Sheet1.V8]*[Sheet1.V16]*[Sheet1.V16]*[Sheet1.V17]/[Sheet1.V21]" office:value-type="float" office:value="0.0000465008137642409" calcext:value-type="float">
            <text:p>4.65E-05</text:p>
          </table:table-cell>
        </table:table-row>
        <table:table-row table:style-name="ro1">
          <table:table-cell table:number-columns-repeated="8"/>
          <table:table-cell table:style-name="ce11" table:formula="of:=[Sheet1.I18]*[Sheet1.I8]*[Sheet1.I16]/[Sheet1.I21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Ca</text:p>
          </table:table-cell>
          <table:table-cell table:style-name="ce24" table:formula="of:=[Sheet1.L18]*[Sheet1.L8]*[Sheet1.L16]/[Sheet1.L21]" office:value-type="float" office:value="0.000137362637362637" calcext:value-type="float">
            <text:p>1.37E-04</text:p>
          </table:table-cell>
          <table:table-cell table:style-name="ce24"/>
          <table:table-cell table:style-name="ce32" office:value-type="string" calcext:value-type="string">
            <text:p>Ca</text:p>
          </table:table-cell>
          <table:table-cell table:style-name="ce24" table:formula="of:=[Sheet1.O18]*[Sheet1.O8]*[Sheet1.O16]/[Sheet1.O21]" office:value-type="float" office:value="15.8201820797593" calcext:value-type="float">
            <text:p>1.58E+01</text:p>
          </table:table-cell>
          <table:table-cell table:style-name="ce32" office:value-type="string" calcext:value-type="string">
            <text:p>Ca</text:p>
          </table:table-cell>
          <table:table-cell table:style-name="ce24" table:formula="of:=[Sheet1.Q18]*[Sheet1.Q8]*[Sheet1.Q16]/[Sheet1.Q21]" office:value-type="float" office:value="0.00294117647058824" calcext:value-type="float">
            <text:p>2.94E-03</text:p>
          </table:table-cell>
          <table:table-cell table:style-name="ce24" table:formula="of:=[Sheet1.R18]*[Sheet1.R8]*[Sheet1.R16]/[Sheet1.R21]" office:value-type="float" office:value="0.00294117647058824" calcext:value-type="float">
            <text:p>2.94E-03</text:p>
          </table:table-cell>
          <table:table-cell table:style-name="ce32" office:value-type="string" calcext:value-type="string">
            <text:p>Ca</text:p>
          </table:table-cell>
          <table:table-cell table:style-name="ce24" table:formula="of:=[Sheet1.T18]*[Sheet1.T8]*[Sheet1.T16]/[Sheet1.T21]" office:value-type="float" office:value="235.294117647059" calcext:value-type="float">
            <text:p>2.35E+02</text:p>
          </table:table-cell>
          <table:table-cell table:style-name="ce24" table:formula="of:=[Sheet1.U18]*[Sheet1.U8]*[Sheet1.U16]/[Sheet1.U21]" office:value-type="float" office:value="0.0116829254045213" calcext:value-type="float">
            <text:p>1.17E-02</text:p>
          </table:table-cell>
          <table:table-cell table:style-name="ce24" table:formula="of:=[Sheet1.V18]*[Sheet1.V8]*[Sheet1.V16]/[Sheet1.V21]" office:value-type="float" office:value="0.00465008137642409" calcext:value-type="float">
            <text:p>4.65E-03</text:p>
          </table:table-cell>
        </table:table-row>
        <table:table-row table:style-name="ro1">
          <table:table-cell table:number-columns-repeated="8"/>
          <table:table-cell table:style-name="ce12" table:formula="of:=([Sheet1.I8]-[Sheet1.I7])*[Sheet1.I34]*[Sheet1.I17]*[Sheet1.I17]/[Sheet1.I21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Eo</text:p>
          </table:table-cell>
          <table:table-cell table:style-name="ce26" table:formula="of:=([Sheet1.L8]-[Sheet1.L7])*[Sheet1.L34]*[Sheet1.L17]*[Sheet1.L17]/[Sheet1.L21]" office:value-type="float" office:value="0.00109756043956044" calcext:value-type="float">
            <text:p>1.10E-03</text:p>
          </table:table-cell>
          <table:table-cell table:style-name="ce26"/>
          <table:table-cell table:style-name="ce32" office:value-type="string" calcext:value-type="string">
            <text:p>Eo</text:p>
          </table:table-cell>
          <table:table-cell table:style-name="ce26" table:formula="of:=([Sheet1.O8]-[Sheet1.O7])*[Sheet1.O34]*[Sheet1.O17]*[Sheet1.O17]/[Sheet1.O21]" office:value-type="float" office:value="116.436540107028" calcext:value-type="float">
            <text:p>1.16E+02</text:p>
          </table:table-cell>
          <table:table-cell table:style-name="ce32" office:value-type="string" calcext:value-type="string">
            <text:p>Eo</text:p>
          </table:table-cell>
          <table:table-cell table:style-name="ce26" table:formula="of:=([Sheet1.Q8]-[Sheet1.Q7])*[Sheet1.Q34]*[Sheet1.Q17]*[Sheet1.Q17]/[Sheet1.Q21]" office:value-type="float" office:value="0.0235007058823529" calcext:value-type="float">
            <text:p>2.35E-02</text:p>
          </table:table-cell>
          <table:table-cell table:style-name="ce26" table:formula="of:=([Sheet1.R8]-[Sheet1.R7])*[Sheet1.R34]*[Sheet1.R17]*[Sheet1.R17]/[Sheet1.R21]" office:value-type="float" office:value="0.0235007058823529" calcext:value-type="float">
            <text:p>2.35E-02</text:p>
          </table:table-cell>
          <table:table-cell table:style-name="ce32" office:value-type="string" calcext:value-type="string">
            <text:p>Eo</text:p>
          </table:table-cell>
          <table:table-cell table:style-name="ce26" table:formula="of:=([Sheet1.T8]-[Sheet1.T7])*[Sheet1.T34]*[Sheet1.T17]*[Sheet1.T17]/[Sheet1.T21]" office:value-type="float" office:value="1880.05647058824" calcext:value-type="float">
            <text:p>1.88E+03</text:p>
          </table:table-cell>
          <table:table-cell table:style-name="ce26" table:formula="of:=([Sheet1.U8]-[Sheet1.U7])*[Sheet1.U34]*[Sheet1.U17]*[Sheet1.U17]/[Sheet1.U21]" office:value-type="float" office:value="0.0933493778842222" calcext:value-type="float">
            <text:p>9.33E-02</text:p>
          </table:table-cell>
          <table:table-cell table:style-name="ce26" table:formula="of:=([Sheet1.V8]-[Sheet1.V7])*[Sheet1.V34]*[Sheet1.V17]*[Sheet1.V17]/[Sheet1.V21]" office:value-type="float" office:value="0.0371552662171588" calcext:value-type="float">
            <text:p>3.72E-02</text:p>
          </table:table-cell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5"/>
          <table:table-cell table:style-name="ce26"/>
          <table:table-cell table:style-name="ce5" table:number-columns-repeated="2"/>
          <table:table-cell table:style-name="ce26" table:number-columns-repeated="7"/>
        </table:table-row>
        <table:table-row table:style-name="ro1">
          <table:table-cell table:number-columns-repeated="8"/>
          <table:table-cell table:style-name="ce12" table:formula="of:=[Sheet1.I18]/[Sheet1.I19]" office:value-type="float" office:value="0.666666666666667" calcext:value-type="float">
            <text:p>6.67E-01</text:p>
          </table:table-cell>
          <table:table-cell/>
          <table:table-cell table:style-name="ce14" office:value-type="string" calcext:value-type="string">
            <text:p>v ratio water/air</text:p>
          </table:table-cell>
          <table:table-cell table:style-name="ce26" table:formula="of:=[Sheet1.L18]/[Sheet1.L19]" office:value-type="float" office:value="0.0666666666666667" calcext:value-type="float">
            <text:p>6.67E-02</text:p>
          </table:table-cell>
          <table:table-cell table:style-name="ce26"/>
          <table:table-cell table:style-name="ce32" office:value-type="string" calcext:value-type="string">
            <text:p>v ratio water/air</text:p>
          </table:table-cell>
          <table:table-cell table:style-name="ce12" table:formula="of:=[Sheet1.O18]/[Sheet1.O19]" office:value-type="float" office:value="0.666664" calcext:value-type="float">
            <text:p>6.67E-01</text:p>
          </table:table-cell>
          <table:table-cell table:style-name="ce32" office:value-type="string" calcext:value-type="string">
            <text:p>v ratio water/air</text:p>
          </table:table-cell>
          <table:table-cell table:style-name="ce12" table:formula="of:=[Sheet1.Q18]/[Sheet1.Q19]" office:value-type="float" office:value="1" calcext:value-type="float">
            <text:p>1.00E+00</text:p>
          </table:table-cell>
          <table:table-cell table:style-name="ce12" table:formula="of:=[Sheet1.R18]/[Sheet1.R19]" office:value-type="float" office:value="1" calcext:value-type="float">
            <text:p>1.00E+00</text:p>
          </table:table-cell>
          <table:table-cell table:style-name="ce32" office:value-type="string" calcext:value-type="string">
            <text:p>v ratio water/air</text:p>
          </table:table-cell>
          <table:table-cell table:style-name="ce12" table:formula="of:=[Sheet1.T18]/[Sheet1.T19]" office:value-type="float" office:value="0.0666666666666667" calcext:value-type="float">
            <text:p>6.67E-02</text:p>
          </table:table-cell>
          <table:table-cell table:style-name="ce12" table:formula="of:=[Sheet1.U18]/[Sheet1.U19]" office:value-type="float" office:value="0.0666666666666667" calcext:value-type="float">
            <text:p>6.67E-02</text:p>
          </table:table-cell>
          <table:table-cell table:style-name="ce12" table:formula="of:=[Sheet1.V18]/[Sheet1.V19]" office:value-type="float" office:value="0.0666666666666667" calcext:value-type="float">
            <text:p>6.67E-02</text:p>
          </table:table-cell>
        </table:table-row>
        <table:table-row table:style-name="ro1">
          <table:table-cell table:number-columns-repeated="8"/>
          <table:table-cell table:style-name="ce12" table:formula="of:=[Sheet1.I8]/[Sheet1.I7]" office:value-type="float" office:value="12.5" calcext:value-type="float">
            <text:p>1.25E+01</text:p>
          </table:table-cell>
          <table:table-cell/>
          <table:table-cell table:style-name="ce14" office:value-type="string" calcext:value-type="string">
            <text:p>rho <text:s/>ratio water/air</text:p>
          </table:table-cell>
          <table:table-cell table:style-name="ce26" table:formula="of:=[Sheet1.L8]/[Sheet1.L7]" office:value-type="float" office:value="819.672131147541" calcext:value-type="float">
            <text:p>8.20E+02</text:p>
          </table:table-cell>
          <table:table-cell table:style-name="ce26"/>
          <table:table-cell table:style-name="ce32" office:value-type="string" calcext:value-type="string">
            <text:p>rho <text:s/>ratio water/air</text:p>
          </table:table-cell>
          <table:table-cell table:style-name="ce12" table:formula="of:=[Sheet1.O8]/[Sheet1.O7]" office:value-type="float" office:value="12.5" calcext:value-type="float">
            <text:p>1.25E+01</text:p>
          </table:table-cell>
          <table:table-cell table:style-name="ce32" office:value-type="string" calcext:value-type="string">
            <text:p>rho <text:s/>ratio water/air</text:p>
          </table:table-cell>
          <table:table-cell table:style-name="ce12" table:formula="of:=[Sheet1.Q8]/[Sheet1.Q7]" office:value-type="float" office:value="819.672131147541" calcext:value-type="float">
            <text:p>8.20E+02</text:p>
          </table:table-cell>
          <table:table-cell table:style-name="ce12" table:formula="of:=[Sheet1.R8]/[Sheet1.R7]" office:value-type="float" office:value="819.672131147541" calcext:value-type="float">
            <text:p>8.20E+02</text:p>
          </table:table-cell>
          <table:table-cell table:style-name="ce32" office:value-type="string" calcext:value-type="string">
            <text:p>rho <text:s/>ratio water/air</text:p>
          </table:table-cell>
          <table:table-cell table:style-name="ce12" table:formula="of:=[Sheet1.T8]/[Sheet1.T7]" office:value-type="float" office:value="819.672131147541" calcext:value-type="float">
            <text:p>8.20E+02</text:p>
          </table:table-cell>
          <table:table-cell table:style-name="ce12" table:formula="of:=[Sheet1.U8]/[Sheet1.U7]" office:value-type="float" office:value="819.672131147541" calcext:value-type="float">
            <text:p>8.20E+02</text:p>
          </table:table-cell>
          <table:table-cell table:style-name="ce12" table:formula="of:=[Sheet1.V8]/[Sheet1.V7]" office:value-type="float" office:value="819.672131147541" calcext:value-type="float">
            <text:p>8.20E+02</text:p>
          </table:table-cell>
        </table:table-row>
        <table:table-row table:style-name="ro1">
          <table:table-cell table:number-columns-repeated="8"/>
          <table:table-cell table:style-name="ce11"/>
          <table:table-cell/>
          <table:table-cell table:style-name="ce13"/>
          <table:table-cell table:style-name="ce24" table:number-columns-repeated="2"/>
          <table:table-cell table:style-name="ce33"/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11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1" table:formula="of:=[Sheet1.I29]*[Sheet1.I28]" office:value-type="float" office:value="8.33333333333333" calcext:value-type="float">
            <text:p>8.33E+00</text:p>
          </table:table-cell>
          <table:table-cell/>
          <table:table-cell table:style-name="ce13" office:value-type="string" calcext:value-type="string">
            <text:p>dyn visc ratio water/air</text:p>
          </table:table-cell>
          <table:table-cell table:style-name="ce24" table:formula="of:=[Sheet1.L29]*[Sheet1.L28]" office:value-type="float" office:value="54.6448087431694" calcext:value-type="float">
            <text:p>5.46E+01</text:p>
          </table:table-cell>
          <table:table-cell table:style-name="ce24"/>
          <table:table-cell table:style-name="ce33" office:value-type="string" calcext:value-type="string">
            <text:p>dyn visc ratio water/air</text:p>
          </table:table-cell>
          <table:table-cell table:style-name="ce11" table:formula="of:=[Sheet1.O29]*[Sheet1.O28]" office:value-type="float" office:value="8.3333" calcext:value-type="float">
            <text:p>8.33E+00</text:p>
          </table:table-cell>
          <table:table-cell table:style-name="ce33" office:value-type="string" calcext:value-type="string">
            <text:p>dyn visc ratio water/air</text:p>
          </table:table-cell>
          <table:table-cell table:style-name="ce11" table:formula="of:=[Sheet1.Q29]*[Sheet1.Q28]" office:value-type="float" office:value="819.672131147541" calcext:value-type="float">
            <text:p>8.20E+02</text:p>
          </table:table-cell>
          <table:table-cell table:style-name="ce11" table:formula="of:=[Sheet1.R29]*[Sheet1.R28]" office:value-type="float" office:value="819.672131147541" calcext:value-type="float">
            <text:p>8.20E+02</text:p>
          </table:table-cell>
          <table:table-cell table:style-name="ce33" office:value-type="string" calcext:value-type="string">
            <text:p>dyn visc ratio water/air</text:p>
          </table:table-cell>
          <table:table-cell table:style-name="ce11" table:formula="of:=[Sheet1.T29]*[Sheet1.T28]" office:value-type="float" office:value="54.6448087431694" calcext:value-type="float">
            <text:p>5.46E+01</text:p>
          </table:table-cell>
          <table:table-cell table:style-name="ce11" table:formula="of:=[Sheet1.U29]*[Sheet1.U28]" office:value-type="float" office:value="54.6448087431694" calcext:value-type="float">
            <text:p>5.46E+01</text:p>
          </table:table-cell>
          <table:table-cell table:style-name="ce11" table:formula="of:=[Sheet1.V29]*[Sheet1.V28]" office:value-type="float" office:value="54.6448087431694" calcext:value-type="float">
            <text:p>5.46E+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1"/>
          <table:table-cell/>
          <table:table-cell table:style-name="ce13"/>
          <table:table-cell table:style-name="ce24"/>
          <table:table-cell table:style-name="ce26" table:number-columns-repeated="2"/>
          <table:table-cell table:style-name="ce5" table:number-columns-repeated="8"/>
        </table:table-row>
        <table:table-row table:style-name="ro1">
          <table:table-cell table:number-columns-repeated="8"/>
          <table:table-cell table:style-name="ce11" office:value-type="float" office:value="9.81" calcext:value-type="float">
            <text:p>9.81E+00</text:p>
          </table:table-cell>
          <table:table-cell/>
          <table:table-cell table:style-name="ce13" office:value-type="string" calcext:value-type="string">
            <text:p>gY [m/2]</text:p>
          </table:table-cell>
          <table:table-cell table:style-name="ce24" office:value-type="float" office:value="9.81" calcext:value-type="float">
            <text:p>9.81E+00</text:p>
          </table:table-cell>
          <table:table-cell table:style-name="ce26" table:number-columns-repeated="2"/>
          <table:table-cell table:style-name="ce5" table:number-columns-repeated="8"/>
        </table:table-row>
        <table:table-row table:style-name="ro1">
          <table:table-cell table:number-columns-repeated="8"/>
          <table:table-cell table:style-name="ce11" table:formula="of:=[Sheet1.I5]/([Sheet1.I8]*[Sheet1.I9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1 [m/s2]</text:p>
          </table:table-cell>
          <table:table-cell table:style-name="ce24" table:formula="of:=[Sheet1.L5]/([Sheet1.L8]*[Sheet1.L9])" office:value-type="float" office:value="11.0726643598616" calcext:value-type="float">
            <text:p>1.11E+01</text:p>
          </table:table-cell>
          <table:table-cell table:style-name="ce24"/>
          <table:table-cell table:style-name="ce34" office:value-type="string" calcext:value-type="string">
            <text:p>gX1</text:p>
          </table:table-cell>
          <table:table-cell table:style-name="ce24" table:formula="of:=[Sheet1.O5]/([Sheet1.O8]*[Sheet1.O9])" office:value-type="float" office:value="0.000000781243559494286" calcext:value-type="float">
            <text:p>7.81E-07</text:p>
          </table:table-cell>
          <table:table-cell table:style-name="ce24"/>
          <table:table-cell table:style-name="ce24" table:formula="of:=[Sheet1.Q5]/([Sheet1.Q8]*[Sheet1.Q9])" office:value-type="float" office:value="0.000000325666598819459" calcext:value-type="float">
            <text:p>3.26E-07</text:p>
          </table:table-cell>
          <table:table-cell table:style-name="ce24" table:formula="of:=[Sheet1.R5]/([Sheet1.R8]*[Sheet1.R9])" office:value-type="float" office:value="0.000000325666598819459" calcext:value-type="float">
            <text:p>3.26E-07</text:p>
          </table:table-cell>
          <table:table-cell table:style-name="ce24"/>
          <table:table-cell table:style-name="ce24" table:formula="of:=[Sheet1.T5]/([Sheet1.T8]*[Sheet1.T9])" office:value-type="float" office:value="0.00000130266639527783" calcext:value-type="float">
            <text:p>1.30E-06</text:p>
          </table:table-cell>
          <table:table-cell table:style-name="ce24" table:formula="of:=[Sheet1.U5]/([Sheet1.U8]*[Sheet1.U9])" office:value-type="float" office:value="0.000000130266639527783" calcext:value-type="float">
            <text:p>1.30E-07</text:p>
          </table:table-cell>
          <table:table-cell table:style-name="ce24" table:formula="of:=[Sheet1.V5]/([Sheet1.V8]*[Sheet1.V9])" office:value-type="float" office:value="0.000000130266639527783" calcext:value-type="float">
            <text:p>1.30E-07</text:p>
          </table:table-cell>
        </table:table-row>
        <table:table-row table:style-name="ro1">
          <table:table-cell table:number-columns-repeated="8"/>
          <table:table-cell table:style-name="ce11" table:formula="of:=12*[Sheet1.I18]*[Sheet1.I15]/([Sheet1.I17]*[Sheet1.I17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2 (check = g1) [m/s2]</text:p>
          </table:table-cell>
          <table:table-cell table:style-name="ce24" table:formula="of:=12*[Sheet1.L18]*[Sheet1.L15]/([Sheet1.L17]*[Sheet1.L17])" office:value-type="float" office:value="11.0726643598616" calcext:value-type="float">
            <text:p>1.11E+01</text:p>
          </table:table-cell>
          <table:table-cell table:style-name="ce24"/>
          <table:table-cell table:style-name="ce34" office:value-type="string" calcext:value-type="string">
            <text:p>gX2 (check = g1)</text:p>
          </table:table-cell>
          <table:table-cell table:style-name="ce24" table:formula="of:=12*[Sheet1.O18]*[Sheet1.O15]/([Sheet1.O17]*[Sheet1.O17])" office:value-type="float" office:value="0.000000781243559494286" calcext:value-type="float">
            <text:p>7.81E-07</text:p>
          </table:table-cell>
          <table:table-cell table:style-name="ce24"/>
          <table:table-cell table:style-name="ce24" table:formula="of:=12*[Sheet1.Q18]*[Sheet1.Q15]/([Sheet1.Q17]*[Sheet1.Q17])" office:value-type="float" office:value="0.000000325666598819459" calcext:value-type="float">
            <text:p>3.26E-07</text:p>
          </table:table-cell>
          <table:table-cell table:style-name="ce24" table:formula="of:=12*[Sheet1.R18]*[Sheet1.R15]/([Sheet1.R17]*[Sheet1.R17])" office:value-type="float" office:value="0.000000325666598819459" calcext:value-type="float">
            <text:p>3.26E-07</text:p>
          </table:table-cell>
          <table:table-cell table:style-name="ce24"/>
          <table:table-cell table:style-name="ce24" table:formula="of:=12*[Sheet1.T18]*[Sheet1.T15]/([Sheet1.T17]*[Sheet1.T17])" office:value-type="float" office:value="0.00000130266639527783" calcext:value-type="float">
            <text:p>1.30E-06</text:p>
          </table:table-cell>
          <table:table-cell table:style-name="ce24" table:formula="of:=12*[Sheet1.U18]*[Sheet1.U15]/([Sheet1.U17]*[Sheet1.U17])" office:value-type="float" office:value="0.000000130266639527783" calcext:value-type="float">
            <text:p>1.30E-07</text:p>
          </table:table-cell>
          <table:table-cell table:style-name="ce24" table:formula="of:=12*[Sheet1.V18]*[Sheet1.V15]/([Sheet1.V17]*[Sheet1.V17])" office:value-type="float" office:value="0.000000130266639527783" calcext:value-type="float">
            <text:p>1.30E-07</text:p>
          </table:table-cell>
        </table:table-row>
        <table:table-row table:style-name="ro1">
          <table:table-cell/>
          <table:table-cell table:style-name="ce3"/>
          <table:table-cell table:number-columns-repeated="11"/>
          <table:table-cell table:style-name="ce13"/>
          <table:table-cell table:number-columns-repeated="8"/>
        </table:table-row>
        <table:table-row table:style-name="ro1" table:number-rows-repeated="2">
          <table:table-cell table:number-columns-repeated="13"/>
          <table:table-cell table:style-name="ce13"/>
          <table:table-cell table:number-columns-repeated="8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3"/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18"/>
        </table:table-row>
        <table:table-row table:style-name="ro1" table:number-rows-repeated="1048529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5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ce12"/>
        <table:table-column table:style-name="co5" table:number-columns-repeated="4" table:default-cell-style-name="ce33"/>
        <table:table-column table:style-name="co17" table:default-cell-style-name="ce12"/>
        <table:table-column table:style-name="co5" table:default-cell-style-name="ce33"/>
        <table:table-column table:style-name="co5" table:default-cell-style-name="Default"/>
        <table:table-column table:style-name="co5" table:default-cell-style-name="ce12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8" office:value-type="string" calcext:value-type="string">
            <text:p>dp </text:p>
          </table:table-cell>
          <table:table-cell office:value-type="float" office:value="0.0000167" calcext:value-type="float">
            <text:p>0.0000167</text:p>
          </table:table-cell>
          <table:table-cell table:style-name="ce37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0.0000167</text:p>
          </table:table-cell>
          <table:table-cell table:style-name="Default" table:number-columns-repeated="2"/>
          <table:table-cell table:style-name="ce37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0.0000417</text:p>
          </table:table-cell>
        </table:table-row>
        <table:table-row table:style-name="ro1">
          <table:table-cell/>
          <table:table-cell table:style-name="ce6"/>
          <table:table-cell/>
          <table:table-cell table:style-name="ce37"/>
          <table:table-cell table:style-name="Default" table:number-columns-repeated="4"/>
          <table:table-cell table:style-name="ce37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Default"/>
          <table:table-cell table:style-name="ce5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tau_water</text:p>
          </table:table-cell>
          <table:table-cell table:number-columns-repeated="2" table:style-name="ce5" office:value-type="float" office:value="3.5" calcext:value-type="float">
            <text:p>3.50E+00</text:p>
          </table:table-cell>
          <table:table-cell table:style-name="Default"/>
          <table:table-cell table:style-name="ce5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5" office:value-type="float" office:value="3.5" calcext:value-type="float">
            <text:p>3.50E+00</text:p>
          </table:table-cell>
          <table:table-cell/>
          <table:table-cell table:style-name="ce5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" office:value-type="string" calcext:value-type="string">
            <text:p>tau_air</text:p>
          </table:table-cell>
          <table:table-cell table:number-columns-repeated="2" table:style-name="ce5" office:value-type="float" office:value="45.5" calcext:value-type="float">
            <text:p>4.55E+01</text:p>
          </table:table-cell>
          <table:table-cell table:style-name="Default"/>
          <table:table-cell table:style-name="ce5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5" office:value-type="float" office:value="45.5" calcext:value-type="float">
            <text:p>4.55E+01</text:p>
          </table:table-cell>
          <table:table-cell/>
          <table:table-cell table:style-name="ce5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3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u_const</text:p>
          </table:table-cell>
          <table:table-cell table:style-name="ce5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2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2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6" office:value-type="string" calcext:value-type="string">
            <text:p>u_max</text:p>
          </table:table-cell>
          <table:table-cell table:style-name="ce5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2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2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2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2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42" office:value-type="string" calcext:value-type="string">
            <text:p>v_air</text:p>
          </table:table-cell>
          <table:table-cell table:style-name="ce5" office:value-type="float" office:value="15" calcext:value-type="float">
            <text:p>1.50E+01</text:p>
          </table:table-cell>
          <table:table-cell table:style-name="ce43" office:value-type="float" office:value="15" calcext:value-type="float">
            <text:p>1.50E+01</text:p>
          </table:table-cell>
          <table:table-cell/>
          <table:table-cell table:style-name="ce12" office:value-type="float" office:value="15" calcext:value-type="float">
            <text:p>1.50E+01</text:p>
          </table:table-cell>
          <table:table-cell table:number-columns-repeated="2"/>
          <table:table-cell table:style-name="ce43" office:value-type="float" office:value="15" calcext:value-type="float">
            <text:p>1.50E+01</text:p>
          </table:table-cell>
          <table:table-cell table:style-name="ce12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33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2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2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44"/>
          <table:table-cell table:number-columns-repeated="4"/>
          <table:table-cell table:style-name="ce44"/>
          <table:table-cell table:number-columns-repeated="2"/>
          <table:table-cell table:style-name="ce33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2"/>
          <table:table-cell table:style-name="ce33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36" office:value-type="string" calcext:value-type="string">
            <text:p>Re</text:p>
          </table:table-cell>
          <table:table-cell table:style-name="ce26" office:value-type="float" office:value="0.01" calcext:value-type="float">
            <text:p>1.00E-02</text:p>
          </table:table-cell>
          <table:table-cell table:style-name="ce45" office:value-type="float" office:value="0.01" calcext:value-type="float">
            <text:p>1.00E-02</text:p>
          </table:table-cell>
          <table:table-cell table:style-name="ce13"/>
          <table:table-cell table:style-name="ce26" office:value-type="float" office:value="0.01" calcext:value-type="float">
            <text:p>1.00E-02</text:p>
          </table:table-cell>
          <table:table-cell table:style-name="ce13" table:number-columns-repeated="2"/>
          <table:table-cell table:style-name="ce45" office:value-type="float" office:value="0.1" calcext:value-type="float">
            <text:p>1.00E-01</text:p>
          </table:table-cell>
          <table:table-cell table:style-name="ce26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31" office:value-type="string" calcext:value-type="string">
            <text:p>We</text:p>
          </table:table-cell>
          <table:table-cell table:style-name="ce26" office:value-type="float" office:value="0.00235" calcext:value-type="float">
            <text:p>2.35E-03</text:p>
          </table:table-cell>
          <table:table-cell table:style-name="ce24" office:value-type="float" office:value="0.00235" calcext:value-type="float">
            <text:p>2.35E-03</text:p>
          </table:table-cell>
          <table:table-cell table:style-name="ce13"/>
          <table:table-cell table:style-name="ce26" office:value-type="float" office:value="0.00235" calcext:value-type="float">
            <text:p>2.35E-03</text:p>
          </table:table-cell>
          <table:table-cell table:style-name="ce13" table:number-columns-repeated="2"/>
          <table:table-cell table:style-name="ce24" office:value-type="float" office:value="2.35" calcext:value-type="float">
            <text:p>2.35E+00</text:p>
          </table:table-cell>
          <table:table-cell table:style-name="ce26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32" office:value-type="string" calcext:value-type="string">
            <text:p>Ca</text:p>
          </table:table-cell>
          <table:table-cell table:style-name="ce26" office:value-type="float" office:value="0.235" calcext:value-type="float">
            <text:p>2.35E-01</text:p>
          </table:table-cell>
          <table:table-cell table:style-name="ce24" office:value-type="float" office:value="0.235" calcext:value-type="float">
            <text:p>2.35E-01</text:p>
          </table:table-cell>
          <table:table-cell table:style-name="ce13"/>
          <table:table-cell table:style-name="ce26" office:value-type="float" office:value="0.235" calcext:value-type="float">
            <text:p>2.35E-01</text:p>
          </table:table-cell>
          <table:table-cell table:style-name="ce13" table:number-columns-repeated="2"/>
          <table:table-cell table:style-name="ce24" office:value-type="float" office:value="23.5" calcext:value-type="float">
            <text:p>2.35E+01</text:p>
          </table:table-cell>
          <table:table-cell table:style-name="ce26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32" office:value-type="string" calcext:value-type="string">
            <text:p>Eo</text:p>
          </table:table-cell>
          <table:table-cell table:number-columns-repeated="2" table:style-name="ce26" office:value-type="float" office:value="0" calcext:value-type="float">
            <text:p>0.00E+00</text:p>
          </table:table-cell>
          <table:table-cell table:style-name="ce13"/>
          <table:table-cell table:style-name="ce26" office:value-type="float" office:value="0" calcext:value-type="float">
            <text:p>0.00E+00</text:p>
          </table:table-cell>
          <table:table-cell table:style-name="ce13" table:number-columns-repeated="2"/>
          <table:table-cell table:number-columns-repeated="2" table:style-name="ce26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26"/>
          <table:table-cell table:style-name="ce13"/>
          <table:table-cell table:style-name="ce26" office:value-type="string" calcext:value-type="string">
            <text:p>parasitic currents?</text:p>
          </table:table-cell>
          <table:table-cell table:style-name="ce13" table:number-columns-repeated="4"/>
          <table:table-cell table:style-name="ce26" office:value-type="string" calcext:value-type="string">
            <text:p>bubble blow away</text:p>
          </table:table-cell>
          <table:table-cell table:style-name="ce13" office:value-type="string" calcext:value-type="string">
            <text:p>wavy bubble</text:p>
          </table:table-cell>
          <table:table-cell/>
          <table:table-cell table:style-name="ce33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32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32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33"/>
          <table:table-cell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33"/>
          <table:table-cell table:style-name="Default"/>
        </table:table-row>
        <table:table-row table:style-name="ro1">
          <table:table-cell/>
          <table:table-cell table:style-name="ce33" office:value-type="string" calcext:value-type="string">
            <text:p>dyn visc ratio water/air</text:p>
          </table:table-cell>
          <table:table-cell/>
          <table:table-cell table:style-name="ce11"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table:style-name="ce11"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26"/>
          <table:table-cell table:number-columns-repeated="9"/>
          <table:table-cell table:style-name="ce33"/>
          <table:table-cell table:style-name="Default"/>
        </table:table-row>
        <table:table-row table:style-name="ro1">
          <table:table-cell/>
          <table:table-cell table:style-name="ce34" office:value-type="string" calcext:value-type="string">
            <text:p>gX1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34" office:value-type="string" calcext:value-type="string">
            <text:p>gX2 (check = g1)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33"/>
          <table:table-cell table:number-columns-repeated="4"/>
          <table:table-cell table:style-name="ce33"/>
          <table:table-cell/>
          <table:table-cell table:style-name="ce3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3"/>
          <table:table-cell table:number-columns-repeated="4"/>
          <table:table-cell table:style-name="ce33"/>
          <table:table-cell/>
          <table:table-cell table:style-name="ce3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4:22:43.893326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3-19T20:38:54.644593759</dc:date>
    <meta:editing-duration>PT22H25M3S</meta:editing-duration>
    <meta:editing-cycles>29</meta:editing-cycles>
    <meta:generator>LibreOffice/5.1.6.2$Linux_X86_64 LibreOffice_project/10m0$Build-2</meta:generator>
    <meta:document-statistic meta:table-count="2" meta:cell-count="486" meta:object-count="0"/>
  </office:meta>
</office:document-meta>
</file>